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0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RECOVERY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993" table:default-cell-style-name="ce9"/>
        <table:table-column table:style-name="co6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Actions</text:p>
          </table:table-cell>
          <table:table-cell table:style-name="ce1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uyback</text:p>
          </table:table-cell>
          <table:table-cell table:number-columns-repeated="2" table:style-name="ce2" office:value-type="string" calcext:value-type="string">
            <text:p>do_buyback</text:p>
          </table:table-cell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2" office:value-type="string" calcext:value-type="string">
            <text:p>do_glyph</text:p>
          </table:table-cell>
          <table:table-cell table:style-name="ce4" office:value-type="string" calcext:value-type="string">
            <text:p>do_glyph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number-columns-repeated="2"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2" office:value-type="string" calcext:value-type="string">
            <text:p>heal_tango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heal_flask</text:p>
          </table:table-cell>
          <table:table-cell table:style-name="ce4" office:value-type="string" calcext:value-type="string">
            <text:p>heal_flas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4" office:value-type="string" calcext:value-type="string">
            <text:p>tp_bas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number-columns-repeated="2"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tpscroll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recovery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evasion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base_recovery</text:p>
          </table:table-cell>
          <table:table-cell table:style-name="ce2" office:value-type="string" calcext:value-type="string">
            <text:p>deliver_items</text:p>
          </table:table-cell>
          <table:table-cell table:style-name="ce4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move_bas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restore_hp_on_bas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993" table:default-cell-style-name="ce9"/>
        <table:table-column table:style-name="co6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Actions</text:p>
          </table:table-cell>
          <table:table-cell table:style-name="ce1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2" office:value-type="string" calcext:value-type="string">
            <text:p>do_glyph</text:p>
          </table:table-cell>
          <table:table-cell table:style-name="ce4" office:value-type="string" calcext:value-type="string">
            <text:p>do_glyph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number-columns-repeated="2"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2" office:value-type="string" calcext:value-type="string">
            <text:p>heal_tango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number-columns-repeated="2"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tpscroll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-- Ring of Aquila</text:p>
          </table:table-cell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number-columns-repeated="2" table:style-name="ce4" office:value-type="string" calcext:value-type="string">
            <text:p>buy_ring_of_protection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-- Power Treads</text:p>
          </table:table-cell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uy_sobi_m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buy_boots</text:p>
          </table:table-cell>
          <table:table-cell table:style-name="ce2" office:value-type="string" calcext:value-type="string">
            <text:p>buy_boot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buy_gloves</text:p>
          </table:table-cell>
          <table:table-cell table:style-name="ce2" office:value-type="string" calcext:value-type="string">
            <text:p>buy_gloves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buy_boots_of_elves</text:p>
          </table:table-cell>
          <table:table-cell table:style-name="ce4" office:value-type="string" calcext:value-type="string">
            <text:p>buy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-- Dragon Lance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uy_two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buy_ogre_axe</text:p>
          </table:table-cell>
          <table:table-cell table:style-name="ce2" office:value-type="string" calcext:value-type="string">
            <text:p>buy_ogre_ax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-- Crystalys</text:p>
          </table:table-cell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4" office:value-type="string" calcext:value-type="string">
            <text:p>buy_blades_of_attac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buy_broadsword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buy_recipe_lesser_crit</text:p>
          </table:table-cell>
          <table:table-cell table:style-name="ce2" office:value-type="string" calcext:value-type="string">
            <text:p>buy_recipe_lesser_crit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defend_tower</text:p>
          </table:table-cell>
          <table:table-cell table:number-columns-repeated="2" table:style-name="ce4" office:value-type="string" calcext:value-type="string">
            <text:p>attack_enemy_cree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top_attac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attack_enemy_hero</text:p>
          </table:table-cell>
          <table:table-cell table:style-name="ce4" office:value-type="string" calcext:value-type="string">
            <text:p>attack_enemy_her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4"/>
          <table:table-cell table:style-name="ce4" office:value-type="string" calcext:value-type="string">
            <text:p>stop_attac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recovery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evasion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upgrade_skills</text:p>
          </table:table-cell>
          <table:table-cell table:number-columns-repeated="2" table:style-name="ce4" office:value-type="string" calcext:value-type="string">
            <text:p>upgrad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ill_enemy_hero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993" table:default-cell-style-name="ce9"/>
        <table:table-column table:style-name="co6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Actions</text:p>
          </table:table-cell>
          <table:table-cell table:style-name="ce1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number-columns-repeated="2"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2" office:value-type="string" calcext:value-type="string">
            <text:p>heal_tango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number-columns-repeated="2"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tpscroll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-- Ring of Aquila</text:p>
          </table:table-cell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number-columns-repeated="2" table:style-name="ce4" office:value-type="string" calcext:value-type="string">
            <text:p>buy_ring_of_protection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-- Power Treads</text:p>
          </table:table-cell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uy_sobi_m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buy_boots</text:p>
          </table:table-cell>
          <table:table-cell table:style-name="ce2" office:value-type="string" calcext:value-type="string">
            <text:p>buy_boot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buy_gloves</text:p>
          </table:table-cell>
          <table:table-cell table:style-name="ce2" office:value-type="string" calcext:value-type="string">
            <text:p>buy_gloves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buy_boots_of_elves</text:p>
          </table:table-cell>
          <table:table-cell table:style-name="ce4" office:value-type="string" calcext:value-type="string">
            <text:p>buy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-- Dragon Lance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uy_two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buy_ogre_axe</text:p>
          </table:table-cell>
          <table:table-cell table:style-name="ce2" office:value-type="string" calcext:value-type="string">
            <text:p>buy_ogre_ax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-- Crystalys</text:p>
          </table:table-cell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4" office:value-type="string" calcext:value-type="string">
            <text:p>buy_blades_of_attac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buy_broadsword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buy_recipe_lesser_crit</text:p>
          </table:table-cell>
          <table:table-cell table:style-name="ce2" office:value-type="string" calcext:value-type="string">
            <text:p>buy_recipe_lesser_crit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recovery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evasion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upgrade_skills</text:p>
          </table:table-cell>
          <table:table-cell table:number-columns-repeated="2" table:style-name="ce4" office:value-type="string" calcext:value-type="string">
            <text:p>upgrad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ill_enemy_hero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1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993" table:default-cell-style-name="ce9"/>
        <table:table-column table:style-name="co6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Actions</text:p>
          </table:table-cell>
          <table:table-cell table:style-name="ce1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2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/>
          <table:table-cell table:style-name="ce3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number-columns-repeated="2"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2" office:value-type="string" calcext:value-type="string">
            <text:p>heal_tango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number-columns-repeated="2"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tpscroll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-- Ring of Aquila</text:p>
          </table:table-cell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number-columns-repeated="2" table:style-name="ce4" office:value-type="string" calcext:value-type="string">
            <text:p>buy_ring_of_protection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-- Power Treads</text:p>
          </table:table-cell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uy_sobi_m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buy_boots</text:p>
          </table:table-cell>
          <table:table-cell table:style-name="ce2" office:value-type="string" calcext:value-type="string">
            <text:p>buy_boot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buy_gloves</text:p>
          </table:table-cell>
          <table:table-cell table:style-name="ce2" office:value-type="string" calcext:value-type="string">
            <text:p>buy_gloves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buy_boots_of_elves</text:p>
          </table:table-cell>
          <table:table-cell table:style-name="ce4" office:value-type="string" calcext:value-type="string">
            <text:p>buy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-- Dragon Lance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uy_two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buy_ogre_axe</text:p>
          </table:table-cell>
          <table:table-cell table:style-name="ce2" office:value-type="string" calcext:value-type="string">
            <text:p>buy_ogre_ax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-- Crystalys</text:p>
          </table:table-cell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4" office:value-type="string" calcext:value-type="string">
            <text:p>buy_blades_of_attac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buy_broadsword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buy_recipe_lesser_crit</text:p>
          </table:table-cell>
          <table:table-cell table:style-name="ce2" office:value-type="string" calcext:value-type="string">
            <text:p>buy_recipe_lesser_crit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recovery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evasion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upgrade_skills</text:p>
          </table:table-cell>
          <table:table-cell table:number-columns-repeated="2" table:style-name="ce4" office:value-type="string" calcext:value-type="string">
            <text:p>upgrad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ill_enemy_hero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0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3" table:target-range-address="FARM.A4:FARM.AMJ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 style:data-style-name="N2" text:time-value="20:14:06.445415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11T20:15:29.544734118</dc:date>
    <meta:editing-duration>P2DT14H31M40S</meta:editing-duration>
    <meta:editing-cycles>2518</meta:editing-cycles>
    <dc:creator>Ilya Shpigor</dc:creator>
    <meta:document-statistic meta:table-count="4" meta:cell-count="384" meta:object-count="0"/>
  </office:meta>
</office:document-meta>
</file>